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" manifest:full-path="Pictures/TablePreview1.svm"/>
  <manifest:file-entry manifest:media-type="image/png" manifest:full-path="Pictures/100000000000005E0000005EA14F98F5.png"/>
  <manifest:file-entry manifest:media-type="" manifest:full-path="Pictures/TablePreview5.svm"/>
  <manifest:file-entry manifest:media-type="" manifest:full-path="Pictures/TablePreview2.svm"/>
  <manifest:file-entry manifest:media-type="" manifest:full-path="Pictures/TablePreview6.svm"/>
  <manifest:file-entry manifest:media-type="" manifest:full-path="Pictures/TablePreview3.svm"/>
  <manifest:file-entry manifest:media-type="" manifest:full-path="Pictures/TablePreview4.svm"/>
  <manifest:file-entry manifest:media-type="image/png" manifest:full-path="Pictures/10000000000000C1000000C5A79425A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564cm"/>
    </style:style>
    <style:style style:name="gr3" style:family="graphic" style:parent-style-name="standard">
      <style:graphic-properties draw:stroke="none" draw:fill="none" fo:min-height="5.176cm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draw:fill="none" fo:min-height="3.461cm"/>
    </style:style>
    <style:style style:name="gr6" style:family="graphic" style:parent-style-name="standard">
      <style:graphic-properties draw:stroke="none" draw:fill="none" fo:min-height="3.652cm"/>
    </style:style>
    <style:style style:name="gr7" style:family="graphic" style:parent-style-name="standard">
      <style:graphic-properties draw:stroke="none" draw:fill="none" fo:min-height="1.992cm"/>
    </style:style>
    <style:style style:name="gr8" style:family="graphic" style:parent-style-name="standard">
      <style:graphic-properties draw:stroke="none" draw:fill="none" fo:min-height="2.838cm"/>
    </style:style>
    <style:style style:name="pr1" style:family="presentation" style:parent-style-name="Varsayılan-subtitle">
      <style:graphic-properties draw:fill-color="#ffffff" fo:min-height="17.936cm"/>
    </style:style>
    <style:style style:name="pr2" style:family="presentation" style:parent-style-name="Varsayılan-notes">
      <style:graphic-properties draw:fill-color="#ffffff" fo:min-height="13.364cm"/>
    </style:style>
    <style:style style:name="pr3" style:family="presentation" style:parent-style-name="Varsayılan-title">
      <style:graphic-properties draw:auto-grow-height="true" fo:min-height="3.506cm"/>
    </style:style>
    <style:style style:name="pr4" style:family="presentation" style:parent-style-name="Varsayılan-outline1">
      <style:graphic-properties fo:min-height="13.609cm"/>
    </style:style>
    <style:style style:name="pr5" style:family="presentation" style:parent-style-name="Varsayılan-title">
      <style:graphic-properties fo:min-height="3.506cm"/>
    </style:style>
    <style:style style:name="pr6" style:family="presentation" style:parent-style-name="Varsayılan-outline1">
      <style:graphic-properties fo:min-height="13.61cm"/>
    </style:style>
    <style:style style:name="co1" style:family="table-column">
      <style:table-column-properties style:column-width="4.189cm" style:use-optimal-column-width="false"/>
    </style:style>
    <style:style style:name="co2" style:family="table-column">
      <style:table-column-properties style:column-width="22.178cm" style:use-optimal-column-width="false"/>
    </style:style>
    <style:style style:name="co3" style:family="table-column">
      <style:table-column-properties style:column-width="22.18cm" style:use-optimal-column-width="false"/>
    </style:style>
    <style:style style:name="co4" style:family="table-column">
      <style:table-column-properties style:column-width="4.552cm" style:use-optimal-column-width="false"/>
    </style:style>
    <style:style style:name="co5" style:family="table-column">
      <style:table-column-properties style:column-width="21.577cm" style:use-optimal-column-width="false"/>
    </style:style>
    <style:style style:name="co6" style:family="table-column">
      <style:table-column-properties style:column-width="4.612cm" style:use-optimal-column-width="false"/>
    </style:style>
    <style:style style:name="co7" style:family="table-column">
      <style:table-column-properties style:column-width="21.179cm" style:use-optimal-column-width="false"/>
    </style:style>
    <style:style style:name="co8" style:family="table-column">
      <style:table-column-properties style:column-width="3.689cm" style:use-optimal-column-width="false"/>
    </style:style>
    <style:style style:name="co9" style:family="table-column">
      <style:table-column-properties style:column-width="2.383cm" style:use-optimal-column-width="false"/>
    </style:style>
    <style:style style:name="co10" style:family="table-column">
      <style:table-column-properties style:column-width="4.192cm" style:use-optimal-column-width="false"/>
    </style:style>
    <style:style style:name="co11" style:family="table-column">
      <style:table-column-properties style:column-width="3.998cm" style:use-optimal-column-width="false"/>
    </style:style>
    <style:style style:name="co12" style:family="table-column">
      <style:table-column-properties style:column-width="3.997cm" style:use-optimal-column-width="false"/>
    </style:style>
    <style:style style:name="co13" style:family="table-column">
      <style:table-column-properties style:column-width="3.358cm" style:use-optimal-column-width="false"/>
    </style:style>
    <style:style style:name="co14" style:family="table-column">
      <style:table-column-properties style:column-width="3.051cm" style:use-optimal-column-width="false"/>
    </style:style>
    <style:style style:name="co15" style:family="table-column">
      <style:table-column-properties style:column-width="1.884cm" style:use-optimal-column-width="false"/>
    </style:style>
    <style:style style:name="co16" style:family="table-column">
      <style:table-column-properties style:column-width="3.017cm" style:use-optimal-column-width="false"/>
    </style:style>
    <style:style style:name="co17" style:family="table-column">
      <style:table-column-properties style:column-width="2.537cm" style:use-optimal-column-width="false"/>
    </style:style>
    <style:style style:name="co18" style:family="table-column">
      <style:table-column-properties style:column-width="3.075cm" style:use-optimal-column-width="false"/>
    </style:style>
    <style:style style:name="co19" style:family="table-column">
      <style:table-column-properties style:column-width="2.741cm" style:use-optimal-column-width="false"/>
    </style:style>
    <style:style style:name="ro1" style:family="table-row">
      <style:table-row-properties style:row-height="1.231cm"/>
    </style:style>
    <style:style style:name="ro2" style:family="table-row">
      <style:table-row-properties style:row-height="3.033cm"/>
    </style:style>
    <style:style style:name="ro3" style:family="table-row">
      <style:table-row-properties style:row-height="1.278cm"/>
    </style:style>
    <style:style style:name="ro4" style:family="table-row">
      <style:table-row-properties style:row-height="1.273cm"/>
    </style:style>
    <style:style style:name="ro5" style:family="table-row">
      <style:table-row-properties style:row-height="2.132cm"/>
    </style:style>
    <style:style style:name="ro6" style:family="table-row">
      <style:table-row-properties style:row-height="1.358cm"/>
    </style:style>
    <style:style style:name="ro7" style:family="table-row">
      <style:table-row-properties style:row-height="1.683cm"/>
    </style:style>
    <style:style style:name="ro8" style:family="table-row">
      <style:table-row-properties style:row-height="1.237cm"/>
    </style:style>
    <style:style style:name="ro9" style:family="table-row">
      <style:table-row-properties style:row-height="0.972cm"/>
    </style:style>
    <style:style style:name="ro10" style:family="table-row">
      <style:table-row-properties style:row-height="1.244cm"/>
    </style:style>
    <style:style style:name="ro11" style:family="table-row">
      <style:table-row-properties style:row-height="0.81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  <style:paragraph-properties style:text-autospace="none"/>
      <style:text-properties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style:text-autospace="none"/>
      <style:text-properties fo:font-weight="bold" style:font-weight-asian="bold" style:font-weight-complex="bold"/>
    </style:style>
    <style:style style:name="P4" style:family="paragraph">
      <style:paragraph-properties style:text-autospace="none"/>
    </style:style>
    <style:style style:name="P5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6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/>
    </style:style>
    <style:style style:name="P7" style:family="paragraph">
      <style:paragraph-properties fo:text-align="center"/>
    </style:style>
    <style:style style:name="P8" style:family="paragraph">
      <style:paragraph-properties fo:text-align="justify"/>
    </style:style>
    <style:style style:name="P9" style:family="paragraph">
      <style:paragraph-properties fo:margin-top="0.42cm" fo:margin-bottom="0.35cm"/>
      <style:text-properties fo:font-size="18pt" style:font-size-asian="18pt" style:font-size-complex="18pt"/>
    </style:style>
    <style:style style:name="P10" style:family="paragraph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style:text-autospace="none"/>
      <style:text-properties fo:font-size="14pt" style:font-size-asian="14pt" style:font-size-complex="14pt"/>
    </style:style>
    <style:style style:name="P12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P13" style:family="paragraph">
      <style:paragraph-properties fo:margin-top="0.42cm" fo:margin-bottom="0.35cm"/>
      <style:text-properties fo:font-size="22pt" style:font-size-asian="22pt" style:font-size-complex="2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0080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Liberation Sans'" style:font-family-generic-asian="roman" style:font-pitch-asian="variable" style:font-size-asian="44pt" style:font-style-asian="normal" style:font-weight-asian="normal" style:font-family-complex="'Liberation Sans'" style:font-family-generic-complex="roman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80" style:text-outline="false" style:text-line-through-style="none" fo:font-family="'DejaVu Sans Condensed'" style:font-family-generic="swiss" style:font-pitch="variable" fo:font-size="44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44pt" style:font-style-asian="normal" style:font-weight-asian="normal" style:font-family-complex="'DejaVu Sans Condensed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font-family="'Courier New'" style:font-family-generic="modern" style:font-pitch="fixed"/>
    </style:style>
    <style:style style:name="T5" style:family="text">
      <style:text-properties fo:font-family="'Courier New'" style:font-family-generic="modern" style:font-pitch="fixed" fo:font-size="18pt" style:font-size-asian="18pt" style:font-size-complex="18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2800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280099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280099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280099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280099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800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800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800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80099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32">
        <draw:frame presentation:style-name="pr1" draw:text-style-name="P1" draw:layer="layout" svg:width="25.199cm" svg:height="17.936cm" svg:x="1.4cm" svg:y="0.837cm" presentation:class="subtitle" presentation:user-transformed="true">
          <draw:text-box>
            <text:p text:style-name="P1"><text:span text:style-name="T1">HTML5</text:span></text:p>
            <text:p text:style-name="P1"/>
            <text:p text:style-name="P1">Dr. Erek Göktür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>
        <draw:frame presentation:style-name="pr3" draw:layer="layout" svg:width="25.199cm" svg:height="3.506cm" svg:x="1.4cm" svg:y="0.837cm" presentation:class="title">
          <draw:text-box>
            <text:p>Nedir? Yenir mi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eb içerik dili HTML'in yeni sürümü</text:p>
              </text:list-item>
              <text:list-item>
                <text:p>Daha iyi belirlenmiş işletim semantiği</text:p>
              </text:list-item>
              <text:list-item>
                <text:p>Yeni elemanlar (tags) ve özellikler (attributes), bazıları da çöpe</text:p>
              </text:list-item>
              <text:list-item>
                <text:p>Ümit: Tarayıcılar arası farklılıklar azalaca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Ne yenilikler var?<text:line-break/>- Yeni yapısal elemanlar -</text:p>
          </draw:text-box>
        </draw:frame>
        <draw:frame draw:style-name="standard" draw:layer="layout" svg:width="26.366cm" svg:height="11.738cm" svg:x="0.657cm" svg:y="5.5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Tag</text:p>
              </table:table-cell>
              <table:table-cell>
                <text:p text:style-name="P3">Description</text:p>
              </table:table-cell>
            </table:table-row>
            <table:table-row table:style-name="ro2" table:default-cell-style-name="ce1">
              <table:table-cell>
                <text:p text:style-name="P4">&lt;article&gt;</text:p>
              </table:table-cell>
              <table:table-cell>
                <text:p text:style-name="P4">Specifies independent, self-contained content, could be a news-article, blog post, forum post, or other articles which can be distributed independently from the rest of the site. </text:p>
              </table:table-cell>
            </table:table-row>
            <table:table-row table:style-name="ro3" table:default-cell-style-name="ce1">
              <table:table-cell>
                <text:p text:style-name="P4">&lt;bdi&gt;</text:p>
              </table:table-cell>
              <table:table-cell>
                <text:p text:style-name="P4">For text that should not be bound to the text-direction of its parent elements</text:p>
              </table:table-cell>
            </table:table-row>
            <table:table-row table:style-name="ro1" table:default-cell-style-name="ce1">
              <table:table-cell>
                <text:p text:style-name="P4">&lt;command&gt;</text:p>
              </table:table-cell>
              <table:table-cell>
                <text:p text:style-name="P4">A button, or a radiobutton, or a checkbox</text:p>
              </table:table-cell>
            </table:table-row>
            <table:table-row table:style-name="ro1" table:default-cell-style-name="ce1">
              <table:table-cell>
                <text:p text:style-name="P4">&lt;details&gt;</text:p>
              </table:table-cell>
              <table:table-cell>
                <text:p text:style-name="P4">For describing details about a document, or parts of a document</text:p>
              </table:table-cell>
            </table:table-row>
            <table:table-row table:style-name="ro1" table:default-cell-style-name="ce1">
              <table:table-cell>
                <text:p text:style-name="P4">&lt;summary&gt;</text:p>
              </table:table-cell>
              <table:table-cell>
                <text:p text:style-name="P4">A caption, or summary, inside the details element</text:p>
              </table:table-cell>
            </table:table-row>
            <table:table-row table:style-name="ro4" table:default-cell-style-name="ce1">
              <table:table-cell>
                <text:p text:style-name="P4">&lt;figure&gt;</text:p>
              </table:table-cell>
              <table:table-cell>
                <text:p text:style-name="P4">For grouping a section of stand-alone content, could be a video</text:p>
              </table:table-cell>
            </table:table-row>
            <table:table-row table:style-name="ro1" table:default-cell-style-name="ce1">
              <table:table-cell>
                <text:p text:style-name="P4">&lt;figcaption&gt;</text:p>
              </table:table-cell>
              <table:table-cell>
                <text:p text:style-name="P4">The caption of the figure sect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2T19">
        <draw:frame presentation:style-name="pr5" draw:layer="layout" svg:width="25.199cm" svg:height="3.54cm" svg:x="1.4cm" svg:y="0.82cm" presentation:class="title" presentation:user-transformed="true">
          <draw:text-box>
            <text:p><text:span text:style-name="T2">Ne yenilikler var?</text:span><text:span text:style-name="T2"><text:line-break/></text:span><text:span text:style-name="T3">- Yeni yapısal elemanlar -</text:span></text:p>
          </draw:text-box>
        </draw:frame>
        <draw:frame draw:style-name="standard" draw:layer="layout" svg:width="26.368cm" svg:height="12.77cm" svg:x="0.733cm" svg:y="5.063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5" table:default-cell-style-name="ce1">
              <table:table-cell>
                <text:p text:style-name="P4">&lt;footer&gt;</text:p>
              </table:table-cell>
              <table:table-cell>
                <text:p text:style-name="P4">For a footer of a document or section, could include the name of the author, the date of the document, contact information, or copyright information</text:p>
              </table:table-cell>
            </table:table-row>
            <table:table-row table:style-name="ro1" table:default-cell-style-name="ce1">
              <table:table-cell>
                <text:p text:style-name="P4">&lt;header&gt;</text:p>
              </table:table-cell>
              <table:table-cell>
                <text:p text:style-name="P4">For an introduction of a document or section, could include navigation</text:p>
              </table:table-cell>
            </table:table-row>
            <table:table-row table:style-name="ro6" table:default-cell-style-name="ce1">
              <table:table-cell>
                <text:p text:style-name="P4">&lt;mark&gt;</text:p>
              </table:table-cell>
              <table:table-cell>
                <text:p text:style-name="P4">For text that should be highlighted</text:p>
              </table:table-cell>
            </table:table-row>
            <table:table-row table:style-name="ro7" table:default-cell-style-name="ce1">
              <table:table-cell>
                <text:p text:style-name="P4">&lt;meter&gt;</text:p>
              </table:table-cell>
              <table:table-cell>
                <text:p text:style-name="P4">For a measurement, used only if the maximum and minimum values are known</text:p>
              </table:table-cell>
            </table:table-row>
            <table:table-row table:style-name="ro1" table:default-cell-style-name="ce1">
              <table:table-cell>
                <text:p text:style-name="P4">&lt;nav&gt;</text:p>
              </table:table-cell>
              <table:table-cell>
                <text:p text:style-name="P4">For a section of navigation</text:p>
              </table:table-cell>
            </table:table-row>
            <table:table-row table:style-name="ro8" table:default-cell-style-name="ce1">
              <table:table-cell>
                <text:p text:style-name="P4">&lt;progress&gt;</text:p>
              </table:table-cell>
              <table:table-cell>
                <text:p text:style-name="P4">The state of a work in progress</text:p>
              </table:table-cell>
            </table:table-row>
            <table:table-row table:style-name="ro7" table:default-cell-style-name="ce1">
              <table:table-cell>
                <text:p text:style-name="P4">&lt;section&gt;</text:p>
              </table:table-cell>
              <table:table-cell>
                <text:p text:style-name="P4">For a section in a document. Such as chapters, headers, footers, or any other sections of the document</text:p>
              </table:table-cell>
            </table:table-row>
            <table:table-row table:style-name="ro9" table:default-cell-style-name="ce1">
              <table:table-cell>
                <text:p text:style-name="P4">&lt;time&gt;</text:p>
              </table:table-cell>
              <table:table-cell>
                <text:p text:style-name="P4">For defining a time or a date, or both</text:p>
              </table:table-cell>
            </table:table-row>
            <table:table-row table:style-name="ro10" table:default-cell-style-name="ce1">
              <table:table-cell>
                <text:p text:style-name="P4">&lt;wbr&gt;</text:p>
              </table:table-cell>
              <table:table-cell>
                <text:p text:style-name="P4">Word break. For defining a line-break opportunity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2T19">
        <draw:frame presentation:style-name="pr5" draw:layer="layout" svg:width="25.199cm" svg:height="3.54cm" svg:x="1.4cm" svg:y="0.82cm" presentation:class="title" presentation:user-transformed="true">
          <draw:text-box>
            <text:p><text:span text:style-name="T2">Ne yenilikler var?</text:span><text:span text:style-name="T2"><text:line-break/></text:span><text:span text:style-name="T3">- Yeni form elemanları -</text:span></text:p>
          </draw:text-box>
        </draw:frame>
        <draw:frame draw:style-name="standard" draw:layer="layout" svg:width="26.128cm" svg:height="3.887cm" svg:x="0.871cm" svg:y="5.626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9" table:default-cell-style-name="ce1">
              <table:table-cell>
                <text:p text:style-name="P3">Tag</text:p>
              </table:table-cell>
              <table:table-cell>
                <text:p text:style-name="P3">Description</text:p>
              </table:table-cell>
            </table:table-row>
            <table:table-row table:style-name="ro9" table:default-cell-style-name="ce1">
              <table:table-cell>
                <text:p text:style-name="P4">&lt;datalist&gt;</text:p>
              </table:table-cell>
              <table:table-cell>
                <text:p text:style-name="P4">A list of options for input values</text:p>
              </table:table-cell>
            </table:table-row>
            <table:table-row table:style-name="ro9" table:default-cell-style-name="ce1">
              <table:table-cell>
                <text:p text:style-name="P4">&lt;keygen&gt;</text:p>
              </table:table-cell>
              <table:table-cell>
                <text:p text:style-name="P4">Generate keys to authenticate users</text:p>
              </table:table-cell>
            </table:table-row>
            <table:table-row table:style-name="ro9" table:default-cell-style-name="ce1">
              <table:table-cell>
                <text:p text:style-name="P4">&lt;output&gt;</text:p>
              </table:table-cell>
              <table:table-cell>
                <text:p text:style-name="P4">For different types of output, such as output written by a script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2T19">
        <draw:frame presentation:style-name="pr5" draw:layer="layout" svg:width="25.199cm" svg:height="3.54cm" svg:x="1.4cm" svg:y="0.82cm" presentation:class="title" presentation:user-transformed="true">
          <draw:text-box>
            <text:p><text:span text:style-name="T2">Ne yenilikler var?</text:span><text:span text:style-name="T2"><text:line-break/></text:span><text:span text:style-name="T3">- Yeni input türleri -</text:span></text:p>
          </draw:text-box>
        </draw:frame>
        <draw:frame draw:style-name="standard" draw:layer="layout" svg:width="25.79cm" svg:height="14.579cm" svg:x="1.2cm" svg:y="4.533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9" table:default-cell-style-name="ce1">
              <table:table-cell>
                <text:p text:style-name="P3">Type</text:p>
              </table:table-cell>
              <table:table-cell>
                <text:p text:style-name="P3">Description</text:p>
              </table:table-cell>
            </table:table-row>
            <table:table-row table:style-name="ro9" table:default-cell-style-name="ce1">
              <table:table-cell>
                <text:p text:style-name="P4">tel</text:p>
              </table:table-cell>
              <table:table-cell>
                <text:p text:style-name="P4">The input value is of type telephone number</text:p>
              </table:table-cell>
            </table:table-row>
            <table:table-row table:style-name="ro9" table:default-cell-style-name="ce1">
              <table:table-cell>
                <text:p text:style-name="P4">search</text:p>
              </table:table-cell>
              <table:table-cell>
                <text:p text:style-name="P4">The input field is a search field</text:p>
              </table:table-cell>
            </table:table-row>
            <table:table-row table:style-name="ro9" table:default-cell-style-name="ce1">
              <table:table-cell>
                <text:p text:style-name="P4">url</text:p>
              </table:table-cell>
              <table:table-cell>
                <text:p text:style-name="P4">The input value is a URL</text:p>
              </table:table-cell>
            </table:table-row>
            <table:table-row table:style-name="ro9" table:default-cell-style-name="ce1">
              <table:table-cell>
                <text:p text:style-name="P4">email</text:p>
              </table:table-cell>
              <table:table-cell>
                <text:p text:style-name="P4">The input value is one or more email addresses</text:p>
              </table:table-cell>
            </table:table-row>
            <table:table-row table:style-name="ro9" table:default-cell-style-name="ce1">
              <table:table-cell>
                <text:p text:style-name="P4">datetime</text:p>
              </table:table-cell>
              <table:table-cell>
                <text:p text:style-name="P4">The input value is a date and/or time</text:p>
              </table:table-cell>
            </table:table-row>
            <table:table-row table:style-name="ro9" table:default-cell-style-name="ce1">
              <table:table-cell>
                <text:p text:style-name="P4">date</text:p>
              </table:table-cell>
              <table:table-cell>
                <text:p text:style-name="P4">The input value is a date</text:p>
              </table:table-cell>
            </table:table-row>
            <table:table-row table:style-name="ro9" table:default-cell-style-name="ce1">
              <table:table-cell>
                <text:p text:style-name="P4">month</text:p>
              </table:table-cell>
              <table:table-cell>
                <text:p text:style-name="P4">The input value is a month</text:p>
              </table:table-cell>
            </table:table-row>
            <table:table-row table:style-name="ro9" table:default-cell-style-name="ce1">
              <table:table-cell>
                <text:p text:style-name="P4">week</text:p>
              </table:table-cell>
              <table:table-cell>
                <text:p text:style-name="P4">The input value is a week</text:p>
              </table:table-cell>
            </table:table-row>
            <table:table-row table:style-name="ro9" table:default-cell-style-name="ce1">
              <table:table-cell>
                <text:p text:style-name="P4">time</text:p>
              </table:table-cell>
              <table:table-cell>
                <text:p text:style-name="P4">The input value is of type time</text:p>
              </table:table-cell>
            </table:table-row>
            <table:table-row table:style-name="ro9" table:default-cell-style-name="ce1">
              <table:table-cell>
                <text:p text:style-name="P4">datetime-local</text:p>
              </table:table-cell>
              <table:table-cell>
                <text:p text:style-name="P4">The input value is a local date/time</text:p>
              </table:table-cell>
            </table:table-row>
            <table:table-row table:style-name="ro9" table:default-cell-style-name="ce1">
              <table:table-cell>
                <text:p text:style-name="P4">number</text:p>
              </table:table-cell>
              <table:table-cell>
                <text:p text:style-name="P4">The input value is a number</text:p>
              </table:table-cell>
            </table:table-row>
            <table:table-row table:style-name="ro9" table:default-cell-style-name="ce1">
              <table:table-cell>
                <text:p text:style-name="P4">range</text:p>
              </table:table-cell>
              <table:table-cell>
                <text:p text:style-name="P4">The input value is a number in a given range</text:p>
              </table:table-cell>
            </table:table-row>
            <table:table-row table:style-name="ro9" table:default-cell-style-name="ce1">
              <table:table-cell>
                <text:p text:style-name="P4">color</text:p>
              </table:table-cell>
              <table:table-cell>
                <text:p text:style-name="P4">The input value is a hexadecimal color, like #FF8800</text:p>
              </table:table-cell>
            </table:table-row>
            <table:table-row table:style-name="ro9" table:default-cell-style-name="ce1">
              <table:table-cell>
                <text:p text:style-name="P4">placeholder</text:p>
              </table:table-cell>
              <table:table-cell>
                <text:p text:style-name="P4">Specifies a short hint that describes the expected value of an input field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2T19">
        <draw:frame presentation:style-name="pr3" draw:layer="layout" svg:width="25.199cm" svg:height="3.506cm" svg:x="1.4cm" svg:y="0.837cm" presentation:class="title">
          <draw:text-box>
            <text:p>Metaveri için yeni bir yöntem: Microdata</text:p>
          </draw:text-box>
        </draw:frame>
        <draw:frame draw:style-name="gr2" draw:text-style-name="P5" draw:layer="layout" svg:width="26cm" svg:height="9.836cm" svg:x="1cm" svg:y="4.351cm">
          <draw:text-box>
            <text:p text:style-name="P5">&lt;section itemscope itemtype="http://data-vocabulary.org/Person"&gt; </text:p>
            <text:p text:style-name="P5"><text:tab/>Hello, my name is </text:p>
            <text:p text:style-name="P5"><text:tab/>&lt;span itemprop="name"&gt;John Doe&lt;/span&gt;, I am a </text:p>
            <text:p text:style-name="P5"><text:tab/>&lt;span itemprop="title"&gt;graduate research assistant&lt;/span&gt; at the </text:p>
            <text:p text:style-name="P5"><text:tab/>&lt;span itemprop="affiliation"&gt;University of Dreams&lt;/span&gt;. <text:line-break/><text:tab/>My friends call me </text:p>
            <text:p text:style-name="P5"><text:tab/>&lt;span itemprop="nickname"&gt;Johnny&lt;/span&gt;. You can visit my homepage at </text:p>
            <text:p text:style-name="P5"><text:tab/>&lt;a href="http://www.JohnnyD.com" itemprop="url"&gt;www.JohnnyD.com&lt;/a&gt;. </text:p>
            <text:p text:style-name="P5"><text:tab/>&lt;section itemprop="address" itemscope </text:p>
            <text:p text:style-name="P5"><text:tab/><text:tab/><text:tab/>itemtype="http://data-vocabulary.org/Address"&gt;</text:p>
            <text:p text:style-name="P5"><text:tab/><text:tab/>I live at &lt;span itemprop="street-address"&gt;1234 Peach Drive&lt;/span&gt; </text:p>
            <text:p text:style-name="P5"><text:tab/><text:tab/>&lt;span itemprop="locality"&gt;Warner Robins&lt;/span&gt;, </text:p>
            <text:p text:style-name="P5"><text:tab/><text:tab/>&lt;span itemprop="region"&gt;Georgia&lt;/span&gt;.</text:p>
            <text:p text:style-name="P5"><text:tab/>&lt;/section&gt;</text:p>
            <text:p text:style-name="P5">&lt;/section&gt;</text:p>
          </draw:text-box>
        </draw:frame>
        <draw:frame draw:style-name="gr3" draw:text-style-name="P6" draw:layer="layout" svg:width="13.108cm" svg:height="7.024cm" svg:x="7.392cm" svg:y="13.474cm">
          <draw:text-box>
            <text:p text:style-name="P6">Item</text:p>
            <text:p text:style-name="P6"><text:s text:c="3"/>Type: <text:a xlink:href="http://data-vocabulary.org/Person">http://data-vocabulary.org/Person</text:a></text:p>
            <text:p text:style-name="P6"><text:s text:c="3"/>name = John Doe</text:p>
            <text:p text:style-name="P6"><text:s text:c="3"/>title = graduate research assistant</text:p>
            <text:p text:style-name="P6"><text:s text:c="3"/>affiliation = University of Dreams</text:p>
            <text:p text:style-name="P6"><text:s text:c="3"/>nickname = Johnny</text:p>
            <text:p text:style-name="P6"><text:s text:c="3"/>url = <text:a xlink:href="http://www.johnnyd.com/">http://www.johnnyd.com/</text:a></text:p>
            <text:p text:style-name="P6"><text:s text:c="3"/>address = Item(1)</text:p>
            <text:p text:style-name="P6">Item 1</text:p>
            <text:p text:style-name="P6"><text:s text:c="3"/>Type: <text:a xlink:href="http://data-vocabulary.org/Address">http://data-vocabulary.org/Address</text:a></text:p>
            <text:p text:style-name="P6"><text:s text:c="3"/>street-address = 1234 Peach Drive</text:p>
            <text:p text:style-name="P6"><text:s text:c="3"/>locality = Warner Robins</text:p>
            <text:p text:style-name="P6"><text:s text:c="3"/>region = Georgia</text:p>
          </draw:text-box>
        </draw:frame>
        <draw:custom-shape draw:style-name="gr4" draw:text-style-name="P7" draw:layer="layout" svg:width="4cm" svg:height="2.5cm" svg:x="2.5cm" svg:y="15.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3T1">
        <draw:frame presentation:style-name="pr3" draw:layer="layout" svg:width="25.199cm" svg:height="3.506cm" svg:x="1.4cm" svg:y="0.837cm" presentation:class="title">
          <draw:text-box>
            <text:p>Canvas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onunda: Vektörel grafik çizebileceğiz</text:p>
              </text:list-item>
              <text:list-item>
                <text:p><text:span text:style-name="T4"><text:s/></text:span><text:span text:style-name="T5">&lt;</text:span><text:span text:style-name="T5">canvas id="myCanvas" width="200" height="100"&gt;&lt;/canvas&gt;</text:span></text:p>
              </text:list-item>
              <text:list-item>
                <text:p>Javascript ile programlıyoruz</text:p>
                <text:list>
                  <text:list-item>
                    <text:p text:style-name="P8"><text:a xlink:href="http://www.whatwg.org/specs/web-apps/current-work/multipage/the-canvas-element.html">http://www.whatwg.org/specs/web-apps/current-work/multipage/the-canvas-element.html</text:a></text:p>
                  </text:list-item>
                  <text:list-item>
                    <text:p text:style-name="P8">Örnek: <text:a xlink:href="http://www.w3schools.com/html5/html5_canvas.asp">http://www.w3schools.com/html5/html5_canvas.asp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3T1">
        <draw:frame presentation:style-name="pr5" draw:layer="layout" svg:width="25.199cm" svg:height="3.506cm" svg:x="1.4cm" svg:y="0.837cm" presentation:class="title">
          <draw:text-box>
            <text:p>Medya Oynatma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Video <text:span text:style-name="T6">(</text:span><text:span text:style-name="T6"><text:a xlink:href="http://www.w3schools.com/html5/tryit.asp?filename=tryhtml5_video_all">http://www.w3schools.com/html5/tryit.asp?filename=tryhtml5_video_all</text:a></text:span><text:span text:style-name="T6">)</text:span><text:line-break/><text:line-break/><text:line-break/><text:line-break/></text:p>
              </text:list-item>
              <text:list-item>
                <text:p>Ses <text:span text:style-name="T6">(</text:span><text:span text:style-name="T6"><text:a xlink:href="http://www.w3schools.com/html5/tryit.asp?filename=tryhtml5_audio_all">http://www.w3schools.com/html5/tryit.asp?filename=tryhtml5_audio_all</text:a></text:span><text:span text:style-name="T6">)</text:span><text:line-break/></text:p>
              </text:list-item>
            </text:list>
          </draw:text-box>
        </draw:frame>
        <draw:frame draw:style-name="gr5" draw:text-style-name="P9" draw:layer="layout" svg:width="23cm" svg:height="4.937cm" svg:x="2.3cm" svg:y="6.063cm">
          <draw:text-box>
            <text:p text:style-name="P9">&lt;video width="320" height="240" controls="controls"&gt;<text:line-break/><text:tab/>&lt;source src="movie.mp4" type="video/mp4" /&gt;<text:line-break/><text:tab/>&lt;source src="movie.ogg" type="video/ogg" /&gt;<text:line-break/><text:tab/>Your browser does not support the video tag.<text:line-break/>&lt;/video&gt; </text:p>
            <text:p text:style-name="P9"/>
          </draw:text-box>
        </draw:frame>
        <draw:frame draw:style-name="gr6" draw:text-style-name="P9" draw:layer="layout" svg:width="21cm" svg:height="3.902cm" svg:x="2.6cm" svg:y="12.898cm">
          <draw:text-box>
            <text:p text:style-name="P9">&lt;audio controls="controls"&gt;<text:line-break/><text:tab/>&lt;source src="song.ogg" type="audio/ogg" /&gt;<text:line-break/><text:tab/>&lt;source src="song.mp3" type="audio/mpeg" /&gt;<text:line-break/><text:tab/>Your browser does not support the audio element.<text:line-break/>&lt;/audio&gt; </text:p>
          </draw:text-box>
        </draw:frame>
        <draw:frame draw:style-name="standard" draw:layer="layout" svg:width="21.616cm" svg:height="3.263cm" svg:x="5.642cm" svg:y="15.99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1" table:default-cell-style-name="ce2">
              <table:table-cell>
                <text:p text:style-name="P10">Format</text:p>
              </table:table-cell>
              <table:table-cell>
                <text:p text:style-name="P10">IE 9</text:p>
              </table:table-cell>
              <table:table-cell>
                <text:p text:style-name="P10">Firefox 3.5</text:p>
              </table:table-cell>
              <table:table-cell>
                <text:p text:style-name="P10">Opera 10.5</text:p>
              </table:table-cell>
              <table:table-cell>
                <text:p text:style-name="P10">Chrome 3.0</text:p>
              </table:table-cell>
              <table:table-cell>
                <text:p text:style-name="P10">Safari 3.0</text:p>
              </table:table-cell>
            </table:table-row>
            <table:table-row table:style-name="ro11" table:default-cell-style-name="ce3">
              <table:table-cell>
                <text:p text:style-name="P11">Ogg Vorbis</text:p>
              </table:table-cell>
              <table:table-cell>
                <text:p text:style-name="P11">No</text:p>
              </table:table-cell>
              <table:table-cell>
                <text:p text:style-name="P11">Yes</text:p>
              </table:table-cell>
              <table:table-cell>
                <text:p text:style-name="P11">Yes</text:p>
              </table:table-cell>
              <table:table-cell>
                <text:p text:style-name="P11">Yes</text:p>
              </table:table-cell>
              <table:table-cell>
                <text:p text:style-name="P11">No</text:p>
              </table:table-cell>
            </table:table-row>
            <table:table-row table:style-name="ro11" table:default-cell-style-name="ce3">
              <table:table-cell>
                <text:p text:style-name="P11">MP3</text:p>
              </table:table-cell>
              <table:table-cell>
                <text:p text:style-name="P11">Yes</text:p>
              </table:table-cell>
              <table:table-cell>
                <text:p text:style-name="P11">No</text:p>
              </table:table-cell>
              <table:table-cell>
                <text:p text:style-name="P11">No</text:p>
              </table:table-cell>
              <table:table-cell>
                <text:p text:style-name="P11">Yes</text:p>
              </table:table-cell>
              <table:table-cell>
                <text:p text:style-name="P11">Yes</text:p>
              </table:table-cell>
            </table:table-row>
            <table:table-row table:style-name="ro11" table:default-cell-style-name="ce3">
              <table:table-cell>
                <text:p text:style-name="P11">Wav</text:p>
              </table:table-cell>
              <table:table-cell>
                <text:p text:style-name="P11">No</text:p>
              </table:table-cell>
              <table:table-cell>
                <text:p text:style-name="P11">Yes</text:p>
              </table:table-cell>
              <table:table-cell>
                <text:p text:style-name="P11">Yes</text:p>
              </table:table-cell>
              <table:table-cell>
                <text:p text:style-name="P11">Yes</text:p>
              </table:table-cell>
              <table:table-cell>
                <text:p text:style-name="P11">Yes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6.304cm" svg:height="3.263cm" svg:x="10.803cm" svg:y="9.008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1" table:default-cell-style-name="ce2">
              <table:table-cell>
                <text:p text:style-name="P10">Format</text:p>
              </table:table-cell>
              <table:table-cell>
                <text:p text:style-name="P10">IE</text:p>
              </table:table-cell>
              <table:table-cell>
                <text:p text:style-name="P10">Firefox</text:p>
              </table:table-cell>
              <table:table-cell>
                <text:p text:style-name="P10">Opera</text:p>
              </table:table-cell>
              <table:table-cell>
                <text:p text:style-name="P10">Chrome</text:p>
              </table:table-cell>
              <table:table-cell>
                <text:p text:style-name="P10">Safari</text:p>
              </table:table-cell>
            </table:table-row>
            <table:table-row table:style-name="ro11" table:default-cell-style-name="ce3">
              <table:table-cell>
                <text:p text:style-name="P11">Ogg</text:p>
              </table:table-cell>
              <table:table-cell>
                <text:p text:style-name="P11">No</text:p>
              </table:table-cell>
              <table:table-cell>
                <text:p text:style-name="P11">3.5+</text:p>
              </table:table-cell>
              <table:table-cell>
                <text:p text:style-name="P11">10.5+</text:p>
              </table:table-cell>
              <table:table-cell>
                <text:p text:style-name="P11">5.0+</text:p>
              </table:table-cell>
              <table:table-cell>
                <text:p text:style-name="P11">No</text:p>
              </table:table-cell>
            </table:table-row>
            <table:table-row table:style-name="ro11" table:default-cell-style-name="ce3">
              <table:table-cell>
                <text:p text:style-name="P11">MPEG 4</text:p>
              </table:table-cell>
              <table:table-cell>
                <text:p text:style-name="P11">9.0+</text:p>
              </table:table-cell>
              <table:table-cell>
                <text:p text:style-name="P11">No</text:p>
              </table:table-cell>
              <table:table-cell>
                <text:p text:style-name="P11">No</text:p>
              </table:table-cell>
              <table:table-cell>
                <text:p text:style-name="P11">5.0+</text:p>
              </table:table-cell>
              <table:table-cell>
                <text:p text:style-name="P11">3.0+</text:p>
              </table:table-cell>
            </table:table-row>
            <table:table-row table:style-name="ro11" table:default-cell-style-name="ce3">
              <table:table-cell>
                <text:p text:style-name="P11">WebM</text:p>
              </table:table-cell>
              <table:table-cell>
                <text:p text:style-name="P11">No</text:p>
              </table:table-cell>
              <table:table-cell>
                <text:p text:style-name="P11">4.0+</text:p>
              </table:table-cell>
              <table:table-cell>
                <text:p text:style-name="P11">10.6+</text:p>
              </table:table-cell>
              <table:table-cell>
                <text:p text:style-name="P11">6.0+</text:p>
              </table:table-cell>
              <table:table-cell>
                <text:p text:style-name="P11">No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 presentation:presentation-page-layout-name="AL3T1">
        <draw:frame presentation:style-name="pr3" draw:layer="layout" svg:width="25.199cm" svg:height="3.506cm" svg:x="1.4cm" svg:y="0.837cm" presentation:class="title">
          <draw:text-box>
            <text:p>Sürükle-Bırak</text:p>
          </draw:text-box>
        </draw:frame>
        <draw:frame draw:style-name="gr7" draw:text-style-name="P12" draw:layer="layout" svg:width="25cm" svg:height="3.851cm" svg:x="1.7cm" svg:y="6.958cm">
          <draw:text-box>
            <text:p text:style-name="P12">&lt;div id="columns"&gt;</text:p>
            <text:p text:style-name="P12"><text:s text:c="2"/>&lt;div class="column" draggable="true"&gt;&lt;header&gt;A&lt;/header&gt;&lt;/div&gt;</text:p>
            <text:p text:style-name="P12"><text:s text:c="2"/>&lt;div class="column" draggable="true"&gt;&lt;header&gt;B&lt;/header&gt;&lt;/div&gt;</text:p>
            <text:p text:style-name="P12"><text:s text:c="2"/>&lt;div class="column" draggable="true"&gt;&lt;header&gt;C&lt;/header&gt;&lt;/div&gt;</text:p>
            <text:p text:style-name="P12">&lt;/div&gt;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eler sürüklenebilir? - Draggable özelliği<text:line-break/><text:line-break/><text:line-break/><text:line-break/></text:p>
              </text:list-item>
              <text:list-item>
                <text:p>Kalanı için javascript olayları:<text:line-break/>dragstart, drag, dragenter, dragleave, <text:line-break/>dragover, drop, drag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3T1">
        <draw:frame presentation:style-name="pr5" draw:layer="layout" svg:width="25.199cm" svg:height="3.506cm" svg:x="1.4cm" svg:y="0.837cm" presentation:class="title">
          <draw:text-box>
            <text:p>Web Deposu (storage)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Kurabiye gibi elden ele dolaşmayan bir depo!</text:p>
              </text:list-item>
              <text:list-item>
                <text:p>Yerel depo (local storage)<text:line-break/><text:line-break/><text:line-break/></text:p>
              </text:list-item>
              <text:list-item>
                <text:p>Oturum deposu (session storage)</text:p>
                <text:list>
                  <text:list-item>
                    <text:p>Tarayıcı kapatıldığında siliniyor!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1cm" svg:height="3.723cm" svg:x="2.5cm" svg:y="8.203cm">
          <draw:text-box>
            <text:p text:style-name="P13">&lt;script type="text/javascript"&gt;<text:line-break/><text:tab/>localStorage.adinedir="Hayrullah";<text:line-break/><text:tab/>document.write(localStorage.lastname);<text:line-break/>&lt;/script&gt; </text:p>
          </draw:text-box>
        </draw:frame>
        <draw:frame draw:style-name="gr8" draw:text-style-name="P13" draw:layer="layout" svg:width="22.1cm" svg:height="3.723cm" svg:x="2.5cm" svg:y="15.204cm">
          <draw:text-box>
            <text:p text:style-name="P13">&lt;script type="text/javascript"&gt;<text:line-break/><text:tab/>sessionStorage.adinedir="Hayrullah";<text:line-break/><text:tab/>document.write(sessionStorage.lastname);<text:line-break/>&lt;/script&gt; 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3T1">
        <draw:frame presentation:style-name="pr5" draw:layer="layout" svg:width="25.199cm" svg:height="3.506cm" svg:x="1.4cm" svg:y="0.837cm" presentation:class="title">
          <draw:text-box>
            <text:p>Dahası da var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Geolocation</text:p>
              </text:list-item>
              <text:list-item>
                <text:p>Indexed Database API</text:p>
              </text:list-item>
              <text:list-item>
                <text:p>Dosyalara ulaşım</text:p>
              </text:list-item>
              <text:list-item>
                <text:p>Tarayıcı tarihçesine ulaşı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3T1">
        <draw:frame presentation:style-name="pr3" draw:layer="layout" svg:width="25.199cm" svg:height="3.506cm" svg:x="1.4cm" svg:y="0.837cm" presentation:class="title">
          <draw:text-box>
            <text:p>Nede ne kadar bulunur?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http://html5readiness.com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1T32">
        <draw:frame presentation:style-name="pr1" draw:layer="layout" svg:width="25.199cm" svg:height="17.936cm" svg:x="1.4cm" svg:y="0.837cm">
          <draw:text-box>
            <text:p>Soru, sohbet, muhabbet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Space_20_Metal" draw:display-name="Space Metal" xlink:href="Pictures/100000000000005E0000005EA14F98F5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46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_3f_lan_7e_LT_7e_Gliederung_20_1" style:display-name="Varsay?lan~LT~Gliederung 1" style:family="graphic">
      <style:paragraph-properties fo:margin-top="0cm" fo:margin-bottom="0.88cm" style:text-autospace="none"/>
      <style:text-properties fo:color="#000080" style:text-outline="false" style:text-line-through-style="none" fo:font-family="'DejaVu Sans Condensed'" style:font-family-generic="swiss" style:font-pitch="variable" fo:font-size="32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32pt" style:font-style-asian="normal" style:font-weight-asian="normal" style:font-family-complex="'DejaVu Sans Condensed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Varsay_3f_lan_7e_LT_7e_Gliederung_20_2" style:display-name="Varsay?lan~LT~Gliederung 2" style:family="graphic">
      <style:paragraph-properties fo:margin-top="0cm" fo:margin-bottom="0.706cm" style:text-autospace="none"/>
      <style:text-properties fo:color="#000080" style:text-outline="false" style:text-line-through-style="none" fo:font-family="'DejaVu Sans Condensed'" style:font-family-generic="swiss" style:font-pitch="variable" fo:font-size="28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28pt" style:font-style-asian="normal" style:font-weight-asian="normal" style:font-family-complex="'DejaVu Sans Condensed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Varsay_3f_lan_7e_LT_7e_Gliederung_20_3" style:display-name="Varsay?lan~LT~Gliederung 3" style:family="graphic">
      <style:paragraph-properties fo:margin-top="0cm" fo:margin-bottom="0.529cm" style:text-autospace="none"/>
      <style:text-properties fo:color="#000080" style:text-outline="false" style:text-line-through-style="none" fo:font-family="'DejaVu Sans Condensed'" style:font-family-generic="swiss" style:font-pitch="variable" fo:font-size="24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24pt" style:font-style-asian="normal" style:font-weight-asian="normal" style:font-family-complex="'DejaVu Sans Condensed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Varsay_3f_lan_7e_LT_7e_Gliederung_20_4" style:display-name="Varsay?lan~LT~Gliederung 4" style:family="graphic">
      <style:paragraph-properties fo:margin-top="0cm" fo:margin-bottom="0.351cm" style:text-autospace="none"/>
      <style:text-properties fo:color="#000080" style:text-outline="false" style:text-line-through-style="none" fo:font-family="'DejaVu Sans Condensed'" style:font-family-generic="swiss" style:font-pitch="variable" fo:font-size="20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20pt" style:font-style-asian="normal" style:font-weight-asian="normal" style:font-family-complex="'DejaVu Sans Condensed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arsay_3f_lan_7e_LT_7e_Gliederung_20_5" style:display-name="Varsay?lan~LT~Gliederung 5" style:family="graphic">
      <style:paragraph-properties fo:margin-top="0cm" fo:margin-bottom="0.178cm" style:text-autospace="none"/>
      <style:text-properties fo:color="#000080" style:text-outline="false" style:text-line-through-style="none" fo:font-family="'DejaVu Sans Condensed'" style:font-family-generic="swiss" style:font-pitch="variable" fo:font-size="20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20pt" style:font-style-asian="normal" style:font-weight-asian="normal" style:font-family-complex="'DejaVu Sans Condensed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arsay_3f_lan_7e_LT_7e_Gliederung_20_6" style:display-name="Varsay?lan~LT~Gliederung 6" style:family="graphic">
      <style:paragraph-properties fo:margin-top="0cm" fo:margin-bottom="0.178cm" style:text-autospace="none"/>
      <style:text-properties fo:color="#000080" style:text-outline="false" style:text-line-through-style="none" fo:font-family="'DejaVu Sans Condensed'" style:font-family-generic="swiss" style:font-pitch="variable" fo:font-size="20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20pt" style:font-style-asian="normal" style:font-weight-asian="normal" style:font-family-complex="'DejaVu Sans Condensed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arsay_3f_lan_7e_LT_7e_Gliederung_20_7" style:display-name="Varsay?lan~LT~Gliederung 7" style:family="graphic">
      <style:paragraph-properties fo:margin-top="0cm" fo:margin-bottom="0.178cm" style:text-autospace="none"/>
      <style:text-properties fo:color="#000080" style:text-outline="false" style:text-line-through-style="none" fo:font-family="'DejaVu Sans Condensed'" style:font-family-generic="swiss" style:font-pitch="variable" fo:font-size="20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20pt" style:font-style-asian="normal" style:font-weight-asian="normal" style:font-family-complex="'DejaVu Sans Condensed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arsay_3f_lan_7e_LT_7e_Gliederung_20_8" style:display-name="Varsay?lan~LT~Gliederung 8" style:family="graphic">
      <style:paragraph-properties fo:margin-top="0cm" fo:margin-bottom="0.178cm" style:text-autospace="none"/>
      <style:text-properties fo:color="#000080" style:text-outline="false" style:text-line-through-style="none" fo:font-family="'DejaVu Sans Condensed'" style:font-family-generic="swiss" style:font-pitch="variable" fo:font-size="20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20pt" style:font-style-asian="normal" style:font-weight-asian="normal" style:font-family-complex="'DejaVu Sans Condensed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arsay_3f_lan_7e_LT_7e_Gliederung_20_9" style:display-name="Varsay?lan~LT~Gliederung 9" style:family="graphic">
      <style:paragraph-properties fo:margin-top="0cm" fo:margin-bottom="0.178cm" style:text-autospace="none"/>
      <style:text-properties fo:color="#000080" style:text-outline="false" style:text-line-through-style="none" fo:font-family="'DejaVu Sans Condensed'" style:font-family-generic="swiss" style:font-pitch="variable" fo:font-size="20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20pt" style:font-style-asian="normal" style:font-weight-asian="normal" style:font-family-complex="'DejaVu Sans Condensed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arsay_3f_lan_7e_LT_7e_Titel" style:display-name="Varsay?lan~LT~Titel" style:family="graphic">
      <style:paragraph-properties fo:text-align="center" style:text-autospace="none"/>
      <style:text-properties fo:color="#000080" style:text-outline="false" style:text-line-through-style="none" fo:font-family="'DejaVu Sans Condensed'" style:font-family-generic="swiss" style:font-pitch="variable" fo:font-size="44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44pt" style:font-style-asian="normal" style:font-weight-asian="normal" style:font-family-complex="'DejaVu Sans Condensed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Varsay_3f_lan_7e_LT_7e_Untertitel" style:display-name="Varsay?la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DejaVu Sans Condensed'" style:font-family-generic="swiss" style:font-pitch="variable" fo:font-size="32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32pt" style:font-style-asian="normal" style:font-weight-asian="normal" style:font-family-complex="'DejaVu Sans Condensed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Varsay_3f_lan_7e_LT_7e_Notizen" style:display-name="Varsay?la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DejaVu Sans Condensed'" style:font-family-generic="swiss" style:font-pitch="variable" fo:font-size="20pt" fo:font-style="normal" fo:text-shadow="none" style:text-underline-style="none" fo:font-weight="normal" style:letter-kerning="true" style:font-family-asian="'DejaVu Sans Condensed'" style:font-family-generic-asian="swiss" style:font-pitch-asian="variable" style:font-size-asian="20pt" style:font-style-asian="normal" style:font-weight-asian="normal" style:font-family-complex="'DejaVu Sans Condensed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arsay_3f_lan_7e_LT_7e_Hintergrundobjekte" style:display-name="Varsay?lan~LT~Hintergrundobjekte" style:family="graphic">
      <style:paragraph-properties style:text-autospace="none"/>
      <style:text-properties style:letter-kerning="true"/>
    </style:style>
    <style:style style:name="Varsay_3f_lan_7e_LT_7e_Hintergrund" style:display-name="Varsay?lan~LT~Hintergrund" style:family="graphic">
      <style:paragraph-properties style:text-autospace="none"/>
      <style:text-properties style:letter-kerning="true"/>
    </style:style>
    <style:style style:name="Varsayılan-background" style:family="presentation">
      <style:graphic-properties draw:stroke="none" draw:fill="none" draw:fill-color="#000080" draw:fill-image-name="Space_20_Metal" draw:fill-image-width="0cm" draw:fill-image-height="0cm" style:repeat="repeat" draw:fill-image-ref-point="bottom-right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fo:color="#28009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280099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280099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280099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280099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800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800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800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80099" fo:font-size="45%"/>
          </text:list-level-style-bullet>
        </text:list-style>
      </style:graphic-properties>
      <style:paragraph-properties fo:margin-top="0cm" fo:margin-bottom="0.5cm"/>
      <style:text-properties fo:color="#000080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000080" draw:fill-image-name="Space_20_Metal" draw:fill-image-width="0cm" draw:fill-image-height="0cm" style:repeat="repeat" draw:fill-image-ref-point="bottom-righ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color="#ffffff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draw:style-name="Mgr3" draw:text-style-name="MP3" draw:layer="backgroundobjects" svg:width="10cm" svg:height="9cm" svg:x="18cm" svg:y="12cm">
        <draw:image xlink:href="Pictures/10000000000000C1000000C5A79425AE.png" xlink:type="simple" xlink:show="embed" xlink:actuate="onLoad">
          <text:p/>
        </draw:image>
      </draw:frame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448cm" svg:x="1.4cm" svg:y="19.131cm" presentation:class="date-time">
        <draw:text-box>
          <text:p text:style-name="MP4"><text:span text:style-name="MT2">Özgür Yazılım A.Ş.</text:span></text:p>
          <text:p text:style-name="MP4"><text:span text:style-name="MT2">www.ozguryazilim.com.tr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9T11:18:23</meta:creation-date>
    <meta:editing-duration>PT11H14M24S</meta:editing-duration>
    <meta:editing-cycles>11</meta:editing-cycles>
    <dc:date>2011-10-15T10:46:21</dc:date>
    <meta:generator>LibreOffice/3.4$Unix LibreOffice_project/340m1$Build-103</meta:generator>
    <meta:document-statistic meta:object-count="85"/>
  </office:meta>
</office:document-meta>
</file>